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82fc6" officeooo:paragraph-rsid="00182fc6"/>
    </style:style>
    <style:style style:name="T1" style:family="text">
      <style:text-properties officeooo:rsid="0019e6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. ÓSCAR GÓMEZ GARCÍA, con NRP 05668950059002A, profesor del módulo “Aplicaciones web” del ciclo formativo “Sistemas Microinformáticos y Redes” impartido en modalidad e-learning en el IES Maestre de Calatrava</text:p>
      <text:p text:style-name="P1"/>
      <text:p text:style-name="P1"/>
      <text:p text:style-name="P1"/>
      <text:p text:style-name="P1"/>
      <text:p text:style-name="P1">Certifica que:</text:p>
      <text:p text:style-name="P1"/>
      <text:p text:style-name="P1"/>
      <text:p text:style-name="P1"/>
      <text:p text:style-name="P1"/>
      <text:p text:style-name="P1">__________________________________________________________________ se ha personado </text:p>
      <text:p text:style-name="P1"/>
      <text:p text:style-name="P1">en las instalaciones de este centro para asistir al examen de este módulo, realizado hoy 12 de febrero de 201<text:span text:style-name="T1">9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ra que conste a los efectos oportun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En Ciudad Real, a 12 de Febrero de 201<text:span text:style-name="T1">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1:14:56.189453054</meta:creation-date>
    <dc:date>2019-02-12T11:19:44.296237036</dc:date>
    <meta:editing-duration>PT3M4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71" meta:character-count="497" meta:non-whitespace-character-count="427"/>
  </office:meta>
</office:document-meta>
</file>